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  <style:font-face style:name="Liberation Sans" svg:font-family="&quot;Liberation Sans&quot;"/>
    <style:font-face style:name="Symbol" svg:font-family="Symbol"/>
    <style:font-face style:name="Adobe Song Std L" svg:font-family="&quot;Adobe Song Std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 style:font-family-generic="swiss"/>
    </style:style>
    <style:style style:name="ce4" style:family="table-cell" style:parent-style-name="Default" style:data-style-name="N36">
      <style:text-properties style:font-name="Liberation Sans" style:font-name-asian="Liberation Sans" style:font-name-complex="Liberation Sans" style:font-family-generic="swiss"/>
    </style:style>
    <style:style style:name="ce5" style:family="table-cell" style:parent-style-name="Default" style:data-style-name="N2">
      <style:text-properties style:font-name="Liberation Sans" style:font-name-asian="Liberation Sans" style:font-name-complex="Liberation Sans" style:font-family-generic="swiss"/>
    </style:style>
    <style:style style:name="ce6" style:family="table-cell" style:parent-style-name="Default" style:data-style-name="N38">
      <style:table-cell-properties style:vertical-align="automatic" fo:wrap-option="wrap"/>
      <style:text-properties style:font-name="Liberation Sans" style:font-name-asian="Liberation Sans" style:font-name-complex="Liberation Sans" style:font-family-generic="swiss"/>
    </style:style>
    <style:style style:name="ce7" style:family="table-cell" style:parent-style-name="Default" style:data-style-name="N39">
      <style:table-cell-properties style:vertical-align="automatic" fo:wrap-option="wrap"/>
      <style:text-properties style:font-name="Liberation Sans" style:font-name-asian="Liberation Sans" style:font-name-complex="Liberation Sans" style:font-family-generic="swiss"/>
    </style:style>
    <style:style style:name="ce8" style:family="table-cell" style:parent-style-name="Default" style:data-style-name="N0">
      <style:table-cell-properties fo:background-color="#FFFF00"/>
      <style:text-properties style:font-name="Liberation Sans" style:font-name-asian="Liberation Sans" style:font-name-complex="Liberation Sans" style:font-family-generic="swiss"/>
    </style:style>
    <style:style style:name="ce9" style:family="table-cell" style:parent-style-name="Default" style:data-style-name="N0">
      <style:table-cell-properties fo:background-color="transparent"/>
      <style:text-properties style:font-name="Liberation Sans" style:font-name-asian="Liberation Sans" style:font-name-complex="Liberation Sans" style:font-family-generic="swiss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ext-properties style:font-name="Symbol" style:font-name-asian="Symbol" style:font-name-complex="Symbol" fo:font-size="12pt" style:font-size-asian="12pt" style:font-size-complex="12pt" style:font-family-generic="roman" style:font-charset="x-symbol"/>
    </style:style>
    <style:style style:name="ce12" style:family="table-cell" style:parent-style-name="Default" style:data-style-name="N0">
      <style:text-properties fo:color="#336666" style:font-name="Liberation Sans" style:font-name-asian="Liberation Sans" style:font-name-complex="Liberation Sans" fo:font-weight="bold" style:font-weight-asian="bold" style:font-weight-complex="bold" style:font-family-generic="swiss"/>
    </style:style>
    <style:style style:name="ce13" style:family="table-cell" style:parent-style-name="Default" style:data-style-name="N37">
      <style:text-properties style:font-name="Liberation Sans" style:font-name-asian="Liberation Sans" style:font-name-complex="Liberation Sans" style:font-family-generic="swiss"/>
    </style:style>
    <style:style style:name="ce1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Liberation Sans" style:font-name-asian="Liberation Sans" style:font-name-complex="Liberation Sans" style:font-family-generic="swiss"/>
    </style:style>
    <style:style style:name="ce15" style:family="table-cell" style:parent-style-name="Default" style:data-style-name="N0">
      <style:text-properties fo:color="#336666"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Symbol" style:font-name-asian="Symbol" style:font-name-complex="Symbol" fo:font-weight="bold" style:font-weight-asian="bold" style:font-weight-complex="bold" style:font-family-generic="roman" style:font-charset="x-symbol"/>
    </style:style>
    <style:style style:name="ce29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ext-properties fo:color="#333399"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Symbol" style:font-name-asian="Symbol" style:font-name-complex="Symbol" style:font-family-generic="roman" style:font-charset="x-symbol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Symbol" style:font-name-asian="Symbol" style:font-name-complex="Symbol" fo:font-weight="bold" style:font-weight-asian="bold" style:font-weight-complex="bold" style:font-family-generic="roman" style:font-charset="x-symbol"/>
    </style:style>
    <style:style style:name="ce36" style:family="table-cell" style:parent-style-name="Default" style:data-style-name="N39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39">
      <style:table-cell-properties fo:border="thin solid #000000"/>
      <style:text-properties style:font-name="Liberation Sans" style:font-name-asian="Liberation Sans" style:font-name-complex="Liberation Sans" style:font-family-generic="swiss"/>
    </style:style>
    <style:style style:name="ce38" style:family="table-cell" style:parent-style-name="Default" style:data-style-name="N36">
      <style:table-cell-properties fo:border="thin solid #000000"/>
      <style:text-properties style:font-name="Liberation Sans" style:font-name-asian="Liberation Sans" style:font-name-complex="Liberation Sans" style:font-family-generic="swiss"/>
    </style:style>
    <style:style style:name="ce39" style:family="table-cell" style:parent-style-name="Default" style:data-style-name="N0">
      <style:table-cell-properties fo:border="thin solid #000000"/>
      <style:text-properties style:font-name="Liberation Sans" style:font-name-asian="Liberation Sans" style:font-name-complex="Liberation Sans" style:font-family-generic="swiss"/>
    </style:style>
    <style:style style:name="ce4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Symbol" style:font-name-asian="Symbol" style:font-name-complex="Symbol" fo:font-weight="bold" style:font-weight-asian="bold" style:font-weight-complex="bold" style:font-family-generic="roman" style:font-charset="x-symbol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style:font-name="Liberation Sans" style:font-name-asian="Liberation Sans" style:font-name-complex="Liberation Sans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8" style:family="table-cell" style:parent-style-name="Default" style:data-style-name="N39">
      <style:table-cell-properties fo:border-top="thin solid #000000" fo:border-bottom="2pt solid #000000" fo:border-left="thin solid #000000" fo:border-right="thin solid #000000"/>
      <style:text-properties style:font-name="Liberation Sans" style:font-name-asian="Liberation Sans" style:font-name-complex="Liberation Sans" style:font-family-generic="swiss"/>
    </style:style>
    <style:style style:name="ce49" style:family="table-cell" style:parent-style-name="Default" style:data-style-name="N36">
      <style:table-cell-properties fo:border-top="thin solid #000000" fo:border-bottom="2pt solid #000000" fo:border-left="thin solid #000000" fo:border-right="thin solid #000000"/>
      <style:text-properties style:font-name="Liberation Sans" style:font-name-asian="Liberation Sans" style:font-name-complex="Liberation Sans" style:font-family-generic="swiss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Liberation Sans" style:font-name-asian="Liberation Sans" style:font-name-complex="Liberation Sans" style:font-family-generic="swiss"/>
    </style:style>
    <style:style style:name="ce51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style:font-name="Liberation Sans" style:font-name-asian="Liberation Sans" style:font-name-complex="Liberation Sans" style:font-family-generic="swiss"/>
    </style:style>
    <style:style style:name="ce52" style:family="table-cell" style:parent-style-name="Default" style:data-style-name="N38">
      <style:table-cell-properties fo:border="thin solid #000000"/>
      <style:text-properties style:font-name="Liberation Sans" style:font-name-asian="Liberation Sans" style:font-name-complex="Liberation Sans" style:font-family-generic="swiss"/>
    </style:style>
    <style:style style:name="ce5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Symbol" style:font-name-asian="Symbol" style:font-name-complex="Symbol" fo:font-weight="bold" style:font-weight-asian="bold" style:font-weight-complex="bold" style:font-family-generic="roman" style:font-charset="x-symbol"/>
    </style:style>
    <style:style style:name="ce54" style:family="table-cell" style:parent-style-name="Default" style:data-style-name="N36">
      <style:table-cell-properties fo:border-top="thin solid #000000" fo:border-bottom="thin solid #000000" fo:border-left="thin solid #000000" fo:border-right="2pt solid #000000"/>
      <style:text-properties style:font-name="Liberation Sans" style:font-name-asian="Liberation Sans" style:font-name-complex="Liberation Sans" style:font-family-generic="swiss"/>
    </style:style>
    <style:style style:name="ce55" style:family="table-cell" style:parent-style-name="Default" style:data-style-name="N38">
      <style:table-cell-properties fo:border-top="thin solid #000000" fo:border-bottom="2pt solid #000000" fo:border-left="thin solid #000000" fo:border-right="thin solid #000000"/>
      <style:text-properties style:font-name="Liberation Sans" style:font-name-asian="Liberation Sans" style:font-name-complex="Liberation Sans" style:font-family-generic="swiss"/>
    </style:style>
    <style:style style:name="ce56" style:family="table-cell" style:parent-style-name="Default" style:data-style-name="N36">
      <style:table-cell-properties fo:border-top="thin solid #000000" fo:border-bottom="2pt solid #000000" fo:border-left="thin solid #000000" fo:border-right="2pt solid #000000"/>
      <style:text-properties style:font-name="Liberation Sans" style:font-name-asian="Liberation Sans" style:font-name-complex="Liberation Sans" style:font-family-generic="swiss"/>
    </style:style>
    <style:style style:name="ce57" style:family="table-cell" style:parent-style-name="Default" style:data-style-name="N2">
      <style:table-cell-properties fo:border="thin solid #000000"/>
      <style:text-properties style:font-name="Liberation Sans" style:font-name-asian="Liberation Sans" style:font-name-complex="Liberation Sans" style:font-family-generic="swiss"/>
    </style:style>
    <style:style style:name="ce5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end" fo:margin-right="0cm"/>
      <style:text-properties style:font-name="Symbol" style:font-name-asian="Symbol" style:font-name-complex="Symbol" style:font-family-generic="roman" style:font-charset="x-symbol"/>
    </style:style>
    <style:style style:name="ce59" style:family="table-cell" style:parent-style-name="Default" style:data-style-name="N36">
      <style:table-cell-properties fo:border-top="2pt solid #000000" fo:border-bottom="thin solid #000000" fo:border-left="thin solid #000000" fo:border-right="2pt solid #000000"/>
      <style:text-properties style:font-name="Liberation Sans" style:font-name-asian="Liberation Sans" style:font-name-complex="Liberation Sans" style:font-family-generic="swiss"/>
    </style:style>
    <style:style style:name="ce6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61" style:family="table-cell" style:parent-style-name="Default" style:data-style-name="N2">
      <style:table-cell-properties fo:border-top="thin solid #000000" fo:border-bottom="thin solid #000000" fo:border-left="thin solid #000000" fo:border-right="2pt solid #000000"/>
      <style:text-properties style:font-name="Liberation Sans" style:font-name-asian="Liberation Sans" style:font-name-complex="Liberation Sans" style:font-family-generic="swiss"/>
    </style:style>
    <style:style style:name="ce6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3" style:family="table-cell" style:parent-style-name="Default" style:data-style-name="N40">
      <style:table-cell-properties fo:border-top="thin solid #000000" fo:border-bottom="thin solid #000000" fo:border-left="thin solid #000000" fo:border-right="2pt solid #000000"/>
      <style:text-properties style:font-name="Liberation Sans" style:font-name-asian="Liberation Sans" style:font-name-complex="Liberation Sans" style:font-family-generic="swiss"/>
    </style:style>
    <style:style style:name="ce64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Liberation Sans" style:font-name-asian="Liberation Sans" style:font-name-complex="Liberation Sans" style:font-family-generic="swiss"/>
    </style:style>
    <style:style style:name="ce65" style:family="table-cell" style:parent-style-name="Default" style:data-style-name="N0"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="thin solid #000000"/>
    </style:style>
    <style:style style:name="ce67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style:font-name="Arial" style:font-name-asian="Arial" style:font-name-complex="Arial" style:font-family-generic="swiss"/>
    </style:style>
    <style:style style:name="ce6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2">
      <style:table-cell-properties fo:border-top="2pt solid #000000" fo:border-bottom="thin solid #000000" fo:border-left="thin solid #000000" fo:border-right="2pt solid #000000"/>
      <style:text-properties style:font-name="Liberation Sans" style:font-name-asian="Liberation Sans" style:font-name-complex="Liberation Sans" style:font-family-generic="swiss"/>
    </style:style>
    <style:style style:name="ce70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Symbol" style:font-name-asian="Symbol" style:font-name-complex="Symbol" style:font-family-generic="roman" style:font-charset="x-symbol"/>
    </style:style>
    <style:style style:name="ce7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3" style:family="table-cell" style:parent-style-name="Default" style:data-style-name="N0">
      <style:table-cell-properties fo:border-top="2pt solid #000000" fo:border-bottom="2pt solid #000000" fo:border-left="thin solid #000000" fo:border-right="2pt solid #000000"/>
      <style:text-properties style:font-name="Liberation Sans" style:font-name-asian="Liberation Sans" style:font-name-complex="Liberation Sans" style:font-family-generic="swiss"/>
    </style:style>
    <style:style style:name="ce74" style:family="table-cell" style:parent-style-name="Default" style:data-style-name="N38">
      <style:table-cell-properties fo:border="thin solid #000000" style:vertical-align="automatic" fo:wrap-option="wrap"/>
      <style:text-properties style:font-name="Liberation Sans" style:font-name-asian="Liberation Sans" style:font-name-complex="Liberation Sans" style:font-family-generic="swiss"/>
    </style:style>
    <style:style style:name="ce75" style:family="table-cell" style:parent-style-name="Default" style:data-style-name="N39">
      <style:table-cell-properties fo:border="thin solid #000000" style:vertical-align="automatic" fo:wrap-option="wrap"/>
      <style:text-properties style:font-name="Liberation Sans" style:font-name-asian="Liberation Sans" style:font-name-complex="Liberation Sans" style:font-family-generic="swiss"/>
    </style:style>
    <style:style style:name="ce76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style:font-name="Liberation Sans" style:font-name-asian="Liberation Sans" style:font-name-complex="Liberation Sans" style:font-family-generic="swiss"/>
    </style:style>
    <style:style style:name="ce7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style:font-name="Liberation Sans" style:font-name-asian="Liberation Sans" style:font-name-complex="Liberation Sans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style:font-name="Liberation Sans" style:font-name-asian="Liberation Sans" style:font-name-complex="Liberation Sans" style:font-family-generic="swiss"/>
    </style:style>
    <style:style style:name="ce8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Liberation Sans" style:font-name-asian="Liberation Sans" style:font-name-complex="Liberation Sans" style:font-family-generic="swiss"/>
    </style:style>
    <style:style style:name="ce81" style:family="table-cell" style:parent-style-name="Default" style:data-style-name="N2">
      <style:table-cell-properties fo:border-top="thin solid #000000" fo:border-bottom="2pt solid #000000" fo:border-left="thin solid #000000" fo:border-right="thin solid #000000"/>
      <style:text-properties style:font-name="Liberation Sans" style:font-name-asian="Liberation Sans" style:font-name-complex="Liberation Sans" style:font-family-generic="swiss"/>
    </style:style>
    <style:style style:name="ce82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style:font-name="Liberation Sans" style:font-name-asian="Liberation Sans" style:font-name-complex="Liberation Sans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style:font-name="Liberation Sans" style:font-name-asian="Liberation Sans" style:font-name-complex="Liberation Sans" style:font-family-generic="swiss"/>
    </style:style>
    <style:style style:name="ce84" style:family="table-cell" style:parent-style-name="Default" style:data-style-name="N2">
      <style:table-cell-properties fo:border-top="2pt solid #000000" fo:border-bottom="thin solid #000000" fo:border-left="thin solid #000000" fo:border-right="thin solid #000000"/>
      <style:text-properties style:font-name="Liberation Sans" style:font-name-asian="Liberation Sans" style:font-name-complex="Liberation Sans" style:font-family-generic="swiss"/>
    </style:style>
    <style:style style:name="ce85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87" style:family="table-cell" style:parent-style-name="Default" style:data-style-name="N0">
      <style:table-cell-properties fo:border-top="2pt solid #000000" fo:border-bottom="2pt solid #000000" fo:border-left="2pt solid #000000" fo:border-right="thin solid #000000"/>
      <style:text-properties style:font-name="Liberation Sans" style:font-name-asian="Liberation Sans" style:font-name-complex="Liberation Sans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3" style:family="text" style:parent-style-name="Default">
      <style:text-properties fo:color="#000000" style:text-line-through-style="none" style:font-name="Symbol" style:font-name-asian="Symbol" style:font-name-complex="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Symbol" style:font-name-asian="Symbol" style:font-name-complex="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Adobe Song Std L" style:font-name-asian="Adobe Song Std L" style:font-name-complex="Adobe Song Std 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swiss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1.99319444444444cm"/>
    </style:style>
    <style:style style:name="co3" style:family="table-column">
      <style:table-column-properties fo:break-before="auto" style:column-width="1.35819444444444cm"/>
    </style:style>
    <style:style style:name="co4" style:family="table-column">
      <style:table-column-properties fo:break-before="auto" style:column-width="1.56986111111111cm"/>
    </style:style>
    <style:style style:name="co5" style:family="table-column">
      <style:table-column-properties fo:break-before="auto" style:column-width="1.76388888888889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42875cm" style:use-optimal-column-width="true"/>
    </style:style>
    <style:style style:name="co9" style:family="table-column">
      <style:table-column-properties fo:break-before="auto" style:column-width="2.25777777777778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0.564444444444444cm"/>
    </style:style>
    <style:style style:name="co12" style:family="table-column">
      <style:table-column-properties fo:break-before="auto" style:column-width="3.15736111111111cm"/>
    </style:style>
    <style:style style:name="co13" style:family="table-column">
      <style:table-column-properties fo:break-before="auto" style:column-width="2.54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nske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3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3" table:number-columns-repeated="2" table:default-cell-style-name="ce2"/>
        <table:table-column table:style-name="co9" table:number-columns-repeated="1009" table:default-cell-style-name="ce2"/>
        <table:table-column table:style-name="co10" table:number-columns-repeated="15361" table:default-cell-style-name="ce1"/>
        <table:table-row table:style-name="ro1">
          <table:table-cell/>
          <table:table-cell table:number-columns-repeated="1022" table:style-name="ce2"/>
          <table:table-cell table:number-columns-repeated="15361"/>
        </table:table-row>
        <table:table-row table:style-name="ro2">
          <table:table-cell/>
          <table:table-cell table:style-name="ce76"/>
          <table:table-cell office:value-type="string" table:style-name="ce77">
            <text:p>X<text:span text:style-name="T2">F</text:span></text:p>
          </table:table-cell>
          <table:table-cell office:value-type="string" table:style-name="ce78">
            <text:p>Moles</text:p>
          </table:table-cell>
          <table:table-cell office:value-type="string" table:style-name="ce77">
            <text:p>A</text:p>
          </table:table-cell>
          <table:table-cell office:value-type="string" table:style-name="ce77">
            <text:p>B</text:p>
          </table:table-cell>
          <table:table-cell office:value-type="string" table:style-name="ce77">
            <text:p>C</text:p>
          </table:table-cell>
          <table:table-cell office:value-type="string" table:style-name="ce77">
            <text:p>p<text:span text:style-name="T2">sat</text:span></text:p>
          </table:table-cell>
          <table:table-cell office:value-type="string" table:style-name="ce77">
            <text:p><text:span text:style-name="T3">a</text:span><text:span text:style-name="T2">ij</text:span></text:p>
          </table:table-cell>
          <table:table-cell office:value-type="string" table:style-name="ce77">
            <text:p>D mol</text:p>
          </table:table-cell>
          <table:table-cell office:value-type="string" table:style-name="ce77">
            <text:p>B <text:s/>mol</text:p>
          </table:table-cell>
          <table:table-cell office:value-type="string" table:style-name="ce77">
            <text:p>x<text:span text:style-name="T2">D</text:span></text:p>
          </table:table-cell>
          <table:table-cell office:value-type="string" table:style-name="ce77">
            <text:p>x<text:span text:style-name="T2">B</text:span></text:p>
          </table:table-cell>
          <table:table-cell table:style-name="ce79"/>
          <table:table-cell table:number-columns-repeated="16370"/>
        </table:table-row>
        <table:table-row table:style-name="ro3">
          <table:table-cell/>
          <table:table-cell office:value-type="string" table:style-name="ce80">
            <text:p>Propano</text:p>
          </table:table-cell>
          <table:table-cell office:value-type="float" office:value="0.1" table:style-name="ce38">
            <text:p>0,1000</text:p>
          </table:table-cell>
          <table:table-cell office:value-type="float" office:value="10" table:formula="of:=[.$C$18]*[.C3]" table:style-name="ce57">
            <text:p>10,00</text:p>
          </table:table-cell>
          <table:table-cell office:value-type="float" office:value="4.5367800000000003" table:style-name="ce74">
            <text:p>4,53678</text:p>
          </table:table-cell>
          <table:table-cell office:value-type="float" office:value="1149.3599999999999" table:style-name="ce75">
            <text:p>1149,360</text:p>
          </table:table-cell>
          <table:table-cell office:value-type="float" office:value="24.905999999999999" table:style-name="ce75">
            <text:p>24,906</text:p>
          </table:table-cell>
          <table:table-cell office:value-type="float" office:value="12.185091889488945" table:formula="of:=10^([.E3]-[.F3]/([.$C$23]+[.G3]))" table:style-name="ce38">
            <text:p>12,1851</text:p>
          </table:table-cell>
          <table:table-cell office:value-type="float" office:value="3.7225900266339869" table:formula="of:=[.H3]/[.$H$4]" table:style-name="ce57">
            <text:p>3,72</text:p>
          </table:table-cell>
          <table:table-cell office:value-type="float" office:value="9.5" table:formula="of:=[.F18]" table:style-name="ce57">
            <text:p>9,50</text:p>
          </table:table-cell>
          <table:table-cell office:value-type="float" office:value="0.5" table:formula="of:=[.F20]" table:style-name="ce57">
            <text:p>0,50</text:p>
          </table:table-cell>
          <table:table-cell office:value-type="float" office:value="0.90476190476190477" table:formula="of:=[.J3]/[.$J$7]" table:style-name="ce38">
            <text:p>0,9048</text:p>
          </table:table-cell>
          <table:table-cell office:value-type="float" office:value="5.5865921787709499E-3" table:formula="of:=[.K3]/[.$K$7]" table:style-name="ce38">
            <text:p>0,0056</text:p>
          </table:table-cell>
          <table:table-cell office:value-type="float" office:value="0.37225900266339873" table:formula="of:=[.I3]*[.C3]" table:style-name="ce54">
            <text:p>0,3723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80">
            <text:p>N-Butano</text:p>
          </table:table-cell>
          <table:table-cell office:value-type="float" office:value="0.2" table:style-name="ce38">
            <text:p>0,2000</text:p>
          </table:table-cell>
          <table:table-cell office:value-type="float" office:value="20" table:formula="of:=[.$C$18]*[.C4]" table:style-name="ce57">
            <text:p>20,00</text:p>
          </table:table-cell>
          <table:table-cell office:value-type="float" office:value="4.3557600000000001" table:style-name="ce74">
            <text:p>4,35576</text:p>
          </table:table-cell>
          <table:table-cell office:value-type="float" office:value="1175.5809999999999" table:style-name="ce75">
            <text:p>1175,581</text:p>
          </table:table-cell>
          <table:table-cell office:value-type="float" office:value="-2.0710000000000002" table:style-name="ce75">
            <text:p>-2,071</text:p>
          </table:table-cell>
          <table:table-cell office:value-type="float" office:value="3.2732833329236795" table:formula="of:=10^([.E4]-[.F4]/([.$C$23]+[.G4]))" table:style-name="ce38">
            <text:p>3,2733</text:p>
          </table:table-cell>
          <table:table-cell office:value-type="float" office:value="1" table:formula="of:=[.H4]/[.$H$4]" table:style-name="ce57">
            <text:p>1,00</text:p>
          </table:table-cell>
          <table:table-cell office:value-type="float" office:value="1" table:formula="of:=[.F19]" table:style-name="ce57">
            <text:p>1,00</text:p>
          </table:table-cell>
          <table:table-cell office:value-type="float" office:value="19" table:formula="of:=[.F21]" table:style-name="ce57">
            <text:p>19,00</text:p>
          </table:table-cell>
          <table:table-cell office:value-type="float" office:value="9.5238095238095233E-2" table:formula="of:=[.J4]/[.$J$7]" table:style-name="ce38">
            <text:p>0,0952</text:p>
          </table:table-cell>
          <table:table-cell office:value-type="float" office:value="0.21229050279329609" table:formula="of:=[.K4]/[.$K$7]" table:style-name="ce38">
            <text:p>0,2123</text:p>
          </table:table-cell>
          <table:table-cell office:value-type="float" office:value="0.2" table:formula="of:=[.I4]*[.C4]" table:style-name="ce54">
            <text:p>0,2000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80">
            <text:p>n_Pentano</text:p>
          </table:table-cell>
          <table:table-cell office:value-type="float" office:value="0.3" table:style-name="ce38">
            <text:p>0,3000</text:p>
          </table:table-cell>
          <table:table-cell office:value-type="float" office:value="30" table:formula="of:=[.$C$18]*[.C5]" table:style-name="ce57">
            <text:p>30,00</text:p>
          </table:table-cell>
          <table:table-cell office:value-type="float" office:value="3.9891999999999999" table:style-name="ce74">
            <text:p>3,98920</text:p>
          </table:table-cell>
          <table:table-cell office:value-type="float" office:value="1070.617" table:style-name="ce75">
            <text:p>1070,617</text:p>
          </table:table-cell>
          <table:table-cell office:value-type="float" office:value="-40.454000000000001" table:style-name="ce75">
            <text:p>-40,454</text:p>
          </table:table-cell>
          <table:table-cell office:value-type="float" office:value="0.97684091549417551" table:formula="of:=10^([.E5]-[.F5]/([.$C$23]+[.G5]))" table:style-name="ce38">
            <text:p>0,9768</text:p>
          </table:table-cell>
          <table:table-cell office:value-type="float" office:value="0.29842846345405316" table:formula="of:=[.H5]/[.$H$4]" table:style-name="ce57">
            <text:p>0,30</text:p>
          </table:table-cell>
          <table:table-cell office:value-type="float" office:value="0" table:style-name="ce57">
            <text:p>0,00</text:p>
          </table:table-cell>
          <table:table-cell office:value-type="float" office:value="30" table:style-name="ce57">
            <text:p>30,00</text:p>
          </table:table-cell>
          <table:table-cell office:value-type="float" office:value="30" table:style-name="ce57">
            <text:p>30,00</text:p>
          </table:table-cell>
          <table:table-cell office:value-type="float" office:value="0.33519553072625696" table:formula="of:=[.K5]/[.$K$7]" table:style-name="ce38">
            <text:p>0,3352</text:p>
          </table:table-cell>
          <table:table-cell office:value-type="float" office:value="8.9528539036215951E-2" table:formula="of:=[.I5]*[.C5]" table:style-name="ce54">
            <text:p>0,0895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80">
            <text:p>N-Hexano</text:p>
          </table:table-cell>
          <table:table-cell office:value-type="float" office:value="0.4" table:style-name="ce38">
            <text:p>0,4000</text:p>
          </table:table-cell>
          <table:table-cell office:value-type="float" office:value="40" table:formula="of:=[.$C$18]*[.C6]" table:style-name="ce57">
            <text:p>40,00</text:p>
          </table:table-cell>
          <table:table-cell office:value-type="float" office:value="4.0026599999999997" table:style-name="ce74">
            <text:p>4,00266</text:p>
          </table:table-cell>
          <table:table-cell office:value-type="float" office:value="1171.53" table:style-name="ce75">
            <text:p>1171,530</text:p>
          </table:table-cell>
          <table:table-cell office:value-type="float" office:value="-48.783999999999999" table:style-name="ce75">
            <text:p>-48,784</text:p>
          </table:table-cell>
          <table:table-cell office:value-type="float" office:value="0.30602795514700498" table:formula="of:=10^([.E6]-[.F6]/([.$C$23]+[.G6]))" table:style-name="ce38">
            <text:p>0,3060</text:p>
          </table:table-cell>
          <table:table-cell office:value-type="float" office:value="9.3492656767253449E-2" table:formula="of:=[.H6]/[.$H$4]" table:style-name="ce57">
            <text:p>0,09</text:p>
          </table:table-cell>
          <table:table-cell office:value-type="float" office:value="0" table:style-name="ce57">
            <text:p>0,00</text:p>
          </table:table-cell>
          <table:table-cell office:value-type="float" office:value="40" table:style-name="ce57">
            <text:p>40,00</text:p>
          </table:table-cell>
          <table:table-cell office:value-type="float" office:value="40" table:style-name="ce57">
            <text:p>40,00</text:p>
          </table:table-cell>
          <table:table-cell office:value-type="float" office:value="0.44692737430167595" table:formula="of:=[.K6]/[.$K$7]" table:style-name="ce38">
            <text:p>0,4469</text:p>
          </table:table-cell>
          <table:table-cell office:value-type="float" office:value="3.7397062706901379E-2" table:formula="of:=[.I6]*[.C6]" table:style-name="ce54">
            <text:p>0,0374</text:p>
          </table:table-cell>
          <table:table-cell table:number-columns-repeated="16370"/>
        </table:table-row>
        <table:table-row table:style-name="ro1">
          <table:table-cell/>
          <table:table-cell table:style-name="ce64"/>
          <table:table-cell office:value-type="float" office:value="1" table:formula="of:=SUM([.C3:.C6])" table:style-name="ce49">
            <text:p>1,0000</text:p>
          </table:table-cell>
          <table:table-cell office:value-type="float" office:value="100" table:formula="of:=SUM([.D3:.D6])" table:style-name="ce81">
            <text:p>100,00</text:p>
          </table:table-cell>
          <table:table-cell table:number-columns-repeated="3" table:style-name="ce50"/>
          <table:table-cell office:value-type="float" office:value="16.741244093053805" table:formula="of:=SUM([.H3:.H6])" table:style-name="ce49">
            <text:p>16,7412</text:p>
          </table:table-cell>
          <table:table-cell table:style-name="ce50"/>
          <table:table-cell office:value-type="float" office:value="10.5" table:formula="of:=SUM([.J3:.J6])" table:style-name="ce81">
            <text:p>10,50</text:p>
          </table:table-cell>
          <table:table-cell office:value-type="float" office:value="89.5" table:formula="of:=SUM([.K3:.K6])" table:style-name="ce81">
            <text:p>89,50</text:p>
          </table:table-cell>
          <table:table-cell office:value-type="float" office:value="71" table:formula="of:=SUM([.L3:.L6])" table:style-name="ce49">
            <text:p>71,0000</text:p>
          </table:table-cell>
          <table:table-cell office:value-type="float" office:value="1" table:formula="of:=SUM([.M3:.M6])" table:style-name="ce49">
            <text:p>1,0000</text:p>
          </table:table-cell>
          <table:table-cell office:value-type="float" office:value="0.69918460440651597" table:formula="of:=SUM([.N3:.N6])" table:style-name="ce51">
            <text:p>0,699184604</text:p>
          </table:table-cell>
          <table:table-cell table:number-columns-repeated="16370"/>
        </table:table-row>
        <table:table-row table:style-name="ro1">
          <table:table-cell/>
          <table:table-cell table:number-columns-repeated="1022" table:style-name="ce2"/>
          <table:table-cell table:number-columns-repeated="15361"/>
        </table:table-row>
        <table:table-row table:style-name="ro1">
          <table:table-cell/>
          <table:table-cell office:value-type="string" table:style-name="ce82">
            <text:p>Fenske</text:p>
          </table:table-cell>
          <table:table-cell table:style-name="ce79"/>
          <table:table-cell table:number-columns-repeated="1020" table:style-name="ce2"/>
          <table:table-cell table:number-columns-repeated="15361"/>
        </table:table-row>
        <table:table-row table:style-name="ro3">
          <table:table-cell/>
          <table:table-cell office:value-type="string" table:style-name="ce80">
            <text:p>Nmin</text:p>
          </table:table-cell>
          <table:table-cell office:value-type="float" office:value="4.4802113768609093" table:formula="of:=[.C11]/[.C12]" table:style-name="ce54">
            <text:p>4,4802</text:p>
          </table:table-cell>
          <table:table-cell office:value-type="float" office:value="5" table:formula="of:=1+INT([.C10])" table:style-name="ce8">
            <text:p>5</text:p>
          </table:table-cell>
          <table:table-cell office:value-type="string" table:style-name="ce8">
            <text:p>etapas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/>
          <table:table-cell office:value-type="string" table:style-name="ce80">
            <text:p>num</text:p>
          </table:table-cell>
          <table:table-cell office:value-type="float" office:value="5.8888779583328805" table:formula="of:=LN([.F18]/[.F19]*[.F21]/[.F20])" table:style-name="ce54">
            <text:p>5,8889</text:p>
          </table:table-cell>
          <table:table-cell table:number-columns-repeated="2" table:style-name="ce9"/>
          <table:table-cell table:number-columns-repeated="1018" table:style-name="ce2"/>
          <table:table-cell table:number-columns-repeated="15361"/>
        </table:table-row>
        <table:table-row table:style-name="ro1">
          <table:table-cell/>
          <table:table-cell office:value-type="string" table:style-name="ce64">
            <text:p>den</text:p>
          </table:table-cell>
          <table:table-cell office:value-type="float" office:value="1.3144196697386548" table:formula="of:=LN([.I3])" table:style-name="ce56">
            <text:p>1,3144</text:p>
          </table:table-cell>
          <table:table-cell table:number-columns-repeated="1020" table:style-name="ce2"/>
          <table:table-cell table:number-columns-repeated="15361"/>
        </table:table-row>
        <table:table-row table:style-name="ro1">
          <table:table-cell/>
          <table:table-cell table:number-columns-repeated="1022" table:style-name="ce2"/>
          <table:table-cell table:number-columns-repeated="15361"/>
        </table:table-row>
        <table:table-row table:style-name="ro3">
          <table:table-cell/>
          <table:table-cell office:value-type="string" table:style-name="ce76">
            <text:p>xB.LK</text:p>
          </table:table-cell>
          <table:table-cell office:value-type="float" office:value="0.05" table:style-name="ce79">
            <text:p>0,05</text:p>
          </table:table-cell>
          <table:table-cell table:number-columns-repeated="1020" table:style-name="ce2"/>
          <table:table-cell table:number-columns-repeated="15361"/>
        </table:table-row>
        <table:table-row table:style-name="ro1">
          <table:table-cell/>
          <table:table-cell office:value-type="string" table:style-name="ce64">
            <text:p>xD,HK</text:p>
          </table:table-cell>
          <table:table-cell office:value-type="float" office:value="0.05" table:style-name="ce51">
            <text:p>0,05</text:p>
          </table:table-cell>
          <table:table-cell table:number-columns-repeated="1020" table:style-name="ce2"/>
          <table:table-cell table:number-columns-repeated="15361"/>
        </table:table-row>
        <table:table-row table:style-name="ro3">
          <table:table-cell/>
          <table:table-cell table:number-columns-repeated="1022" table:style-name="ce2"/>
          <table:table-cell table:number-columns-repeated="15361"/>
        </table:table-row>
        <table:table-row table:style-name="ro1">
          <table:table-cell/>
          <table:table-cell table:number-columns-repeated="1022" table:style-name="ce2"/>
          <table:table-cell table:number-columns-repeated="15361"/>
        </table:table-row>
        <table:table-row table:style-name="ro3">
          <table:table-cell/>
          <table:table-cell office:value-type="string" table:style-name="ce76">
            <text:p>F</text:p>
          </table:table-cell>
          <table:table-cell office:value-type="float" office:value="100" table:formula="of:=100" table:style-name="ce83">
            <text:p>100</text:p>
          </table:table-cell>
          <table:table-cell table:style-name="ce83"/>
          <table:table-cell office:value-type="string" table:style-name="ce83">
            <text:p>LKD</text:p>
          </table:table-cell>
          <table:table-cell office:value-type="float" office:value="9.5" table:formula="of:=[.D3]-[.F20]" table:style-name="ce84">
            <text:p>9,50</text:p>
          </table:table-cell>
          <table:table-cell table:style-name="ce85"/>
          <table:table-cell office:value-type="string" table:style-name="ce83">
            <text:p>xLKD</text:p>
          </table:table-cell>
          <table:table-cell office:value-type="float" office:value="9.5000000000000001E-2" table:formula="of:=[.F18]/[.$C$18]" table:style-name="ce59">
            <text:p>0,0950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80">
            <text:p>D</text:p>
          </table:table-cell>
          <table:table-cell table:number-columns-repeated="2" table:style-name="ce39"/>
          <table:table-cell office:value-type="string" table:style-name="ce39">
            <text:p>HKD</text:p>
          </table:table-cell>
          <table:table-cell office:value-type="float" office:value="1" table:formula="of:=[.C18]*[.C4]*0.05" table:style-name="ce57">
            <text:p>1,00</text:p>
          </table:table-cell>
          <table:table-cell table:style-name="ce66"/>
          <table:table-cell office:value-type="string" table:style-name="ce39">
            <text:p>xHKD</text:p>
          </table:table-cell>
          <table:table-cell office:value-type="float" office:value="0.01" table:formula="of:=[.F19]/[.$C$18]" table:style-name="ce54">
            <text:p>0,0100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80">
            <text:p>B</text:p>
          </table:table-cell>
          <table:table-cell table:number-columns-repeated="2" table:style-name="ce39"/>
          <table:table-cell office:value-type="string" table:style-name="ce39">
            <text:p>LKB</text:p>
          </table:table-cell>
          <table:table-cell office:value-type="float" office:value="0.5" table:formula="of:=[.C18]*[.C3]*[.C15]" table:style-name="ce57">
            <text:p>0,50</text:p>
          </table:table-cell>
          <table:table-cell table:style-name="ce66"/>
          <table:table-cell table:style-name="ce39"/>
          <table:table-cell office:value-type="float" office:value="5.0000000000000001E-3" table:formula="of:=[.F20]/[.$C$18]" table:style-name="ce54">
            <text:p>0,0050</text:p>
          </table:table-cell>
          <table:table-cell table:number-columns-repeated="16375"/>
        </table:table-row>
        <table:table-row table:style-name="ro1">
          <table:table-cell/>
          <table:table-cell table:style-name="ce64"/>
          <table:table-cell table:number-columns-repeated="2" table:style-name="ce50"/>
          <table:table-cell office:value-type="string" table:style-name="ce50">
            <text:p>HKB</text:p>
          </table:table-cell>
          <table:table-cell office:value-type="float" office:value="19" table:formula="of:=[.D4]-[.F19]" table:style-name="ce81">
            <text:p>19,00</text:p>
          </table:table-cell>
          <table:table-cell table:style-name="ce86"/>
          <table:table-cell table:style-name="ce50"/>
          <table:table-cell office:value-type="float" office:value="0.19" table:formula="of:=[.F21]/[.$C$18]" table:style-name="ce56">
            <text:p>0,1900</text:p>
          </table:table-cell>
          <table:table-cell table:number-columns-repeated="16375"/>
        </table:table-row>
        <table:table-row table:style-name="ro1">
          <table:table-cell/>
          <table:table-cell table:number-columns-repeated="3" table:style-name="ce2"/>
          <table:table-cell table:number-columns-repeated="4" table:style-name="ce1"/>
          <table:table-cell table:style-name="ce10"/>
          <table:table-cell table:number-columns-repeated="16375"/>
        </table:table-row>
        <table:table-row table:style-name="ro1">
          <table:table-cell/>
          <table:table-cell office:value-type="string" table:style-name="ce87">
            <text:p>T</text:p>
          </table:table-cell>
          <table:table-cell office:value-type="float" office:value="308.14999999999998" table:formula="of:=273.15+35" table:style-name="ce73">
            <text:p>308,15</text:p>
          </table:table-cell>
          <table:table-cell table:number-columns-repeated="1020" table:style-name="ce2"/>
          <table:table-cell table:number-columns-repeated="15361"/>
        </table:table-row>
        <table:table-row table:style-name="ro3">
          <table:table-cell/>
          <table:table-cell table:number-columns-repeated="1022" table:style-name="ce2"/>
          <table:table-cell table:number-columns-repeated="15361"/>
        </table:table-row>
        <table:table-row table:style-name="ro4">
          <table:table-cell/>
          <table:table-cell table:style-name="ce11"/>
          <table:table-cell table:number-columns-repeated="1021" table:style-name="ce2"/>
          <table:table-cell table:number-columns-repeated="15361"/>
        </table:table-row>
        <table:table-row table:number-rows-repeated="1048551" table:style-name="ro5">
          <table:table-cell table:number-columns-repeated="16384"/>
        </table:table-row>
      </table:table>
      <table:table table:name="FUG" table:style-name="ta1"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9" table:number-columns-repeated="1020" table:default-cell-style-name="ce2"/>
        <table:table-column table:style-name="co10" table:number-columns-repeated="15360" table:default-cell-style-name="ce1"/>
        <table:table-row table:style-name="ro3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12">
            <text:p>Coeficientes de Antoine</text:p>
          </table:table-cell>
          <table:table-cell table:style-name="ce2"/>
          <table:table-cell table:number-columns-repeated="5" table:style-name="ce1"/>
          <table:table-cell table:number-columns-repeated="16376"/>
        </table:table-row>
        <table:table-row table:number-rows-repeated="4" table:style-name="ro3">
          <table:table-cell/>
          <table:table-cell table:number-columns-repeated="2" table:style-name="ce2"/>
          <table:table-cell table:number-columns-repeated="5" table:style-name="ce1"/>
          <table:table-cell table:number-columns-repeated="16376"/>
        </table:table-row>
        <table:table-row table:style-name="ro3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mponente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</text:p>
          </table:table-cell>
          <table:table-cell office:value-type="string" table:style-name="ce3">
            <text:p>C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3</text:p>
          </table:table-cell>
          <table:table-cell office:value-type="float" office:value="4.5367800000000003" table:style-name="ce6">
            <text:p>4,53678</text:p>
          </table:table-cell>
          <table:table-cell office:value-type="float" office:value="1149.3599999999999" table:style-name="ce7">
            <text:p>1149,360</text:p>
          </table:table-cell>
          <table:table-cell office:value-type="float" office:value="24.905999999999999" table:style-name="ce7">
            <text:p>24,906</text:p>
          </table:table-cell>
          <table:table-cell table:style-name="ce13"/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C4</text:p>
          </table:table-cell>
          <table:table-cell office:value-type="float" office:value="4.3557600000000001" table:style-name="ce6">
            <text:p>4,35576</text:p>
          </table:table-cell>
          <table:table-cell office:value-type="float" office:value="1175.5809999999999" table:style-name="ce7">
            <text:p>1175,581</text:p>
          </table:table-cell>
          <table:table-cell office:value-type="float" office:value="-2.0710000000000002" table:style-name="ce7">
            <text:p>-2,071</text:p>
          </table:table-cell>
          <table:table-cell table:style-name="ce14"/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C5</text:p>
          </table:table-cell>
          <table:table-cell office:value-type="float" office:value="3.9891999999999999" table:style-name="ce6">
            <text:p>3,98920</text:p>
          </table:table-cell>
          <table:table-cell office:value-type="float" office:value="1070.617" table:style-name="ce7">
            <text:p>1070,617</text:p>
          </table:table-cell>
          <table:table-cell office:value-type="float" office:value="-40.454000000000001" table:style-name="ce7">
            <text:p>-40,454</text:p>
          </table:table-cell>
          <table:table-cell table:style-name="ce14"/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6</text:p>
          </table:table-cell>
          <table:table-cell office:value-type="float" office:value="4.0026599999999997" table:style-name="ce6">
            <text:p>4,00266</text:p>
          </table:table-cell>
          <table:table-cell office:value-type="float" office:value="1171.53" table:style-name="ce7">
            <text:p>1171,530</text:p>
          </table:table-cell>
          <table:table-cell office:value-type="float" office:value="-48.783999999999999" table:style-name="ce7">
            <text:p>-48,784</text:p>
          </table:table-cell>
          <table:table-cell table:style-name="ce14"/>
          <table:table-cell table:number-columns-repeated="1018" table:style-name="ce2"/>
          <table:table-cell table:number-columns-repeated="15360"/>
        </table:table-row>
        <table:table-row table:style-name="ro3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15">
            <text:p>Balance preliminar de materia:</text:p>
          </table:table-cell>
          <table:table-cell table:number-columns-repeated="1022" table:style-name="ce2"/>
          <table:table-cell table:number-columns-repeated="15360"/>
        </table:table-row>
        <table:table-row table:style-name="ro6">
          <table:table-cell/>
          <table:table-cell office:value-type="string" table:style-name="ce16">
            <text:p>Componente</text:p>
          </table:table-cell>
          <table:table-cell office:value-type="string" table:style-name="ce16">
            <text:p>f<text:span text:style-name="T5">i</text:span></text:p>
          </table:table-cell>
          <table:table-cell office:value-type="string" table:style-name="ce16">
            <text:p>z<text:span text:style-name="T5">i</text:span></text:p>
          </table:table-cell>
          <table:table-cell office:value-type="string" table:style-name="ce16">
            <text:p>d<text:span text:style-name="T5">i</text:span></text:p>
          </table:table-cell>
          <table:table-cell office:value-type="string" table:style-name="ce16">
            <text:p>x<text:span text:style-name="T5">Di</text:span></text:p>
          </table:table-cell>
          <table:table-cell office:value-type="string" table:style-name="ce16">
            <text:p>b<text:span text:style-name="T5">i</text:span></text:p>
          </table:table-cell>
          <table:table-cell office:value-type="string" table:style-name="ce16">
            <text:p>x<text:span text:style-name="T5">Bi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3 (LK)</text:p>
          </table:table-cell>
          <table:table-cell office:value-type="float" office:value="10" table:style-name="ce17">
            <text:p>10</text:p>
          </table:table-cell>
          <table:table-cell office:value-type="float" office:value="0.1" table:formula="of:=[.C16]/[.$C$20]" table:style-name="ce18">
            <text:p>0,1000</text:p>
          </table:table-cell>
          <table:table-cell office:value-type="float" office:value="9.5" table:style-name="ce19">
            <text:p>9,50</text:p>
          </table:table-cell>
          <table:table-cell office:value-type="float" office:value="0.90476190476190477" table:formula="of:=[.E16]/[.$E$20]" table:style-name="ce20">
            <text:p>0,9048</text:p>
          </table:table-cell>
          <table:table-cell office:value-type="float" office:value="0.5" table:formula="of:=[.C16]-[.E16]" table:style-name="ce21">
            <text:p>0,5</text:p>
          </table:table-cell>
          <table:table-cell office:value-type="float" office:value="5.5865921787709499E-3" table:formula="of:=[.G16]/[.$G$20]" table:style-name="ce20">
            <text:p>0,005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6">
            <text:p>nC4 (HK)</text:p>
          </table:table-cell>
          <table:table-cell office:value-type="float" office:value="20" table:style-name="ce17">
            <text:p>20</text:p>
          </table:table-cell>
          <table:table-cell office:value-type="float" office:value="0.2" table:formula="of:=[.C17]/[.$C$20]" table:style-name="ce18">
            <text:p>0,2000</text:p>
          </table:table-cell>
          <table:table-cell office:value-type="float" office:value="1" table:style-name="ce22">
            <text:p>1,00</text:p>
          </table:table-cell>
          <table:table-cell office:value-type="float" office:value="9.5238095238095233E-2" table:formula="of:=[.E17]/[.$E$20]" table:style-name="ce20">
            <text:p>0,0952</text:p>
          </table:table-cell>
          <table:table-cell office:value-type="float" office:value="19" table:formula="of:=[.C17]-[.E17]" table:style-name="ce21">
            <text:p>19</text:p>
          </table:table-cell>
          <table:table-cell office:value-type="float" office:value="0.21229050279329609" table:formula="of:=[.G17]/[.$G$20]" table:style-name="ce20">
            <text:p>0,21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6">
            <text:p>nC5</text:p>
          </table:table-cell>
          <table:table-cell office:value-type="float" office:value="30" table:style-name="ce17">
            <text:p>30</text:p>
          </table:table-cell>
          <table:table-cell office:value-type="float" office:value="0.3" table:formula="of:=[.C18]/[.$C$20]" table:style-name="ce18">
            <text:p>0,3000</text:p>
          </table:table-cell>
          <table:table-cell office:value-type="float" office:value="0" table:style-name="ce22">
            <text:p>0,00</text:p>
          </table:table-cell>
          <table:table-cell office:value-type="float" office:value="0" table:formula="of:=[.E18]/[.$E$20]" table:style-name="ce20">
            <text:p>0,0000</text:p>
          </table:table-cell>
          <table:table-cell office:value-type="float" office:value="30" table:formula="of:=[.C18]-[.E18]" table:style-name="ce21">
            <text:p>30</text:p>
          </table:table-cell>
          <table:table-cell office:value-type="float" office:value="0.33519553072625696" table:formula="of:=[.G18]/[.$G$20]" table:style-name="ce20">
            <text:p>0,33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6">
            <text:p>C6</text:p>
          </table:table-cell>
          <table:table-cell office:value-type="float" office:value="40" table:style-name="ce17">
            <text:p>40</text:p>
          </table:table-cell>
          <table:table-cell office:value-type="float" office:value="0.4" table:formula="of:=[.C19]/[.$C$20]" table:style-name="ce18">
            <text:p>0,4000</text:p>
          </table:table-cell>
          <table:table-cell office:value-type="float" office:value="0" table:style-name="ce22">
            <text:p>0,00</text:p>
          </table:table-cell>
          <table:table-cell office:value-type="float" office:value="0" table:formula="of:=[.E19]/[.$E$20]" table:style-name="ce20">
            <text:p>0,0000</text:p>
          </table:table-cell>
          <table:table-cell office:value-type="float" office:value="40" table:formula="of:=[.C19]-[.E19]" table:style-name="ce21">
            <text:p>40</text:p>
          </table:table-cell>
          <table:table-cell office:value-type="float" office:value="0.44692737430167595" table:formula="of:=[.G19]/[.$G$20]" table:style-name="ce20">
            <text:p>0,44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6">
            <text:p>Total</text:p>
          </table:table-cell>
          <table:table-cell office:value-type="float" office:value="100" table:formula="of:=SUM([.C16:.C19])" table:style-name="ce23">
            <text:p>100</text:p>
          </table:table-cell>
          <table:table-cell office:value-type="float" office:value="1" table:formula="of:=SUM([.D16:.D19])" table:style-name="ce24">
            <text:p>1,0000</text:p>
          </table:table-cell>
          <table:table-cell office:value-type="float" office:value="10.5" table:formula="of:=SUM([.E16:.E19])" table:style-name="ce25">
            <text:p>10,50</text:p>
          </table:table-cell>
          <table:table-cell office:value-type="float" office:value="1" table:formula="of:=SUM([.F16:.F19])" table:style-name="ce26">
            <text:p>1,0000</text:p>
          </table:table-cell>
          <table:table-cell office:value-type="float" office:value="89.5" table:formula="of:=SUM([.G16:.G19])" table:style-name="ce27">
            <text:p>89,5</text:p>
          </table:table-cell>
          <table:table-cell office:value-type="float" office:value="1" table:formula="of:=SUM([.H16:.H19])" table:style-name="ce26">
            <text:p>1,0000</text:p>
          </table:table-cell>
          <table:table-cell table:number-columns-repeated="16376"/>
        </table:table-row>
        <table:table-row table:style-name="ro3">
          <table:table-cell/>
          <table:table-cell table:number-columns-repeated="1023" table:style-name="ce2"/>
          <table:table-cell table:number-columns-repeated="15360"/>
        </table:table-row>
        <table:table-row table:style-name="ro3">
          <table:table-cell/>
          <table:table-cell table:style-name="ce2"/>
          <table:table-cell office:value-type="string" table:style-name="ce2">
            <text:p>P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ar</text:p>
          </table:table-cell>
          <table:table-cell table:number-columns-repeated="1019" table:style-name="ce2"/>
          <table:table-cell table:number-columns-repeated="15360"/>
        </table:table-row>
        <table:table-row table:number-rows-repeated="2" table:style-name="ro3">
          <table:table-cell/>
          <table:table-cell table:number-columns-repeated="1023" table:style-name="ce2"/>
          <table:table-cell table:number-columns-repeated="15360"/>
        </table:table-row>
        <table:table-row table:style-name="ro6">
          <table:table-cell/>
          <table:table-cell office:value-type="string" table:style-name="ce16">
            <text:p>Componente</text:p>
          </table:table-cell>
          <table:table-cell office:value-type="string" table:style-name="ce16">
            <text:p>x<text:span text:style-name="T5">Di</text:span></text:p>
          </table:table-cell>
          <table:table-cell office:value-type="string" table:style-name="ce16">
            <text:p>P<text:span text:style-name="T5">i</text:span>º (bar)</text:p>
          </table:table-cell>
          <table:table-cell office:value-type="string" table:style-name="ce16">
            <text:p>K<text:span text:style-name="T5">i</text:span></text:p>
          </table:table-cell>
          <table:table-cell office:value-type="string" table:style-name="ce16">
            <text:p>x<text:span text:style-name="T5">Di</text:span>/K<text:span text:style-name="T5">i</text:span></text:p>
          </table:table-cell>
          <table:table-cell office:value-type="string" table:style-name="ce28">
            <text:p>a<text:span text:style-name="T5">iHK</text:span>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3 (LK)</text:p>
          </table:table-cell>
          <table:table-cell office:value-type="float" office:value="0.90476190476190477" table:formula="of:=[.F16]" table:style-name="ce26">
            <text:p>0,9048</text:p>
          </table:table-cell>
          <table:table-cell office:value-type="float" office:value="4.0764355229881986" table:formula="of:=10^([.C9]-[.D9]/([.E9]+[.$D$33]))" table:style-name="ce29">
            <text:p>4,07644</text:p>
          </table:table-cell>
          <table:table-cell office:value-type="float" office:value="1.3588118409960661" table:formula="of:=[.D26]/[.$D$22]" table:style-name="ce26">
            <text:p>1,3588</text:p>
          </table:table-cell>
          <table:table-cell office:value-type="float" office:value="0.66584782194617642" table:formula="of:=[.C26]/[.E26]" table:style-name="ce26">
            <text:p>0,6658</text:p>
          </table:table-cell>
          <table:table-cell office:value-type="float" office:value="4.7675243221851034" table:formula="of:=[.E26]/[.$E$27]" table:style-name="ce30">
            <text:p>4,76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16">
            <text:p>nC4 (HK)</text:p>
          </table:table-cell>
          <table:table-cell office:value-type="float" office:value="9.5238095238095233E-2" table:formula="of:=[.F17]" table:style-name="ce26">
            <text:p>0,0952</text:p>
          </table:table-cell>
          <table:table-cell office:value-type="float" office:value="0.85504241772170808" table:formula="of:=10^([.C10]-[.D10]/([.E10]+[.$D$33]))" table:style-name="ce29">
            <text:p>0,85504</text:p>
          </table:table-cell>
          <table:table-cell office:value-type="float" office:value="0.28501413924056934" table:formula="of:=[.D27]/[.$D$22]" table:style-name="ce26">
            <text:p>0,2850</text:p>
          </table:table-cell>
          <table:table-cell office:value-type="float" office:value="0.33415217747393389" table:formula="of:=[.C27]/[.E27]" table:style-name="ce26">
            <text:p>0,3342</text:p>
          </table:table-cell>
          <table:table-cell office:value-type="float" office:value="1" table:formula="of:=[.E27]/[.$E$27]" table:style-name="ce30">
            <text:p>1,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16">
            <text:p>nC5</text:p>
          </table:table-cell>
          <table:table-cell office:value-type="float" office:value="0" table:formula="of:=[.F18]" table:style-name="ce26">
            <text:p>0,0000</text:p>
          </table:table-cell>
          <table:table-cell office:value-type="float" office:value="0.19066348019735943" table:formula="of:=10^([.C11]-[.D11]/([.E11]+[.$D$33]))" table:style-name="ce29">
            <text:p>0,19066</text:p>
          </table:table-cell>
          <table:table-cell office:value-type="float" office:value="6.355449339911981E-2" table:formula="of:=[.D28]/[.$D$22]" table:style-name="ce26">
            <text:p>0,0636</text:p>
          </table:table-cell>
          <table:table-cell office:value-type="float" office:value="0" table:formula="of:=[.C28]/[.E28]" table:style-name="ce26">
            <text:p>0,0000</text:p>
          </table:table-cell>
          <table:table-cell office:value-type="float" office:value="0.22298715975447075" table:formula="of:=[.E28]/[.$E$27]" table:style-name="ce30">
            <text:p>0,2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16">
            <text:p>C6</text:p>
          </table:table-cell>
          <table:table-cell office:value-type="float" office:value="0" table:formula="of:=[.F19]" table:style-name="ce26">
            <text:p>0,0000</text:p>
          </table:table-cell>
          <table:table-cell office:value-type="float" office:value="4.5072339782572142E-2" table:formula="of:=10^([.C12]-[.D12]/([.E12]+[.$D$33]))" table:style-name="ce29">
            <text:p>0,04507</text:p>
          </table:table-cell>
          <table:table-cell office:value-type="float" office:value="1.5024113260857381E-2" table:formula="of:=[.D29]/[.$D$22]" table:style-name="ce26">
            <text:p>0,0150</text:p>
          </table:table-cell>
          <table:table-cell office:value-type="float" office:value="0" table:formula="of:=[.C29]/[.E29]" table:style-name="ce26">
            <text:p>0,0000</text:p>
          </table:table-cell>
          <table:table-cell office:value-type="float" office:value="5.2713571687670248E-2" table:formula="of:=[.E29]/[.$E$27]" table:style-name="ce30">
            <text:p>0,05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table:style-name="ce16"/>
          <table:table-cell table:style-name="ce26"/>
          <table:table-cell table:style-name="ce29"/>
          <table:table-cell table:number-columns-repeated="2" table:style-name="ce26"/>
          <table:table-cell table:style-name="ce20"/>
          <table:table-cell table:number-columns-repeated="1017" table:style-name="ce2"/>
          <table:table-cell table:number-columns-repeated="15360"/>
        </table:table-row>
        <table:table-row table:style-name="ro3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1">
            <text:p>Cálculo de la temperatura de rocío del destilado:</text:p>
          </table:table-cell>
          <table:table-cell table:number-columns-repeated="1022" table:style-name="ce2"/>
          <table:table-cell table:number-columns-repeated="15360"/>
        </table:table-row>
        <table:table-row table:style-name="ro3">
          <table:table-cell/>
          <table:table-cell table:style-name="ce32"/>
          <table:table-cell office:value-type="string" table:style-name="ce21">
            <text:p>Temperatura de rocío =</text:p>
          </table:table-cell>
          <table:table-cell office:value-type="float" office:value="267.81274927742999" table:style-name="ce5">
            <text:p>267,81</text:p>
          </table:table-cell>
          <table:table-cell office:value-type="string" table:style-name="ce2">
            <text:p>K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/>
          <table:table-cell table:style-name="ce1"/>
          <table:table-cell office:value-type="string" table:style-name="ce33">
            <text:p>S<text:span text:style-name="T1">x</text:span><text:span text:style-name="T7">i<text:s/></text:span><text:span text:style-name="T1">=</text:span>S<text:span text:style-name="T1">x</text:span><text:span text:style-name="T8">Di</text:span><text:span text:style-name="T1">/K</text:span><text:span text:style-name="T8">i<text:s/></text:span><text:span text:style-name="T1">=</text:span></text:p>
          </table:table-cell>
          <table:table-cell office:value-type="float" office:value="0.99999999942011031" table:formula="of:=SUM([.F26:.F29])" table:style-name="ce4">
            <text:p>1,0000</text:p>
          </table:table-cell>
          <table:table-cell table:number-columns-repeated="1020" table:style-name="ce2"/>
          <table:table-cell table:number-columns-repeated="15360"/>
        </table:table-row>
        <table:table-row table:style-name="ro3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15">
            <text:p>Cálculo de la temperatura de ebullición del residuo</text:p>
          </table:table-cell>
          <table:table-cell table:number-columns-repeated="1022" table:style-name="ce2"/>
          <table:table-cell table:number-columns-repeated="15360"/>
        </table:table-row>
        <table:table-row table:style-name="ro6">
          <table:table-cell/>
          <table:table-cell office:value-type="string" table:style-name="ce16">
            <text:p>Componente</text:p>
          </table:table-cell>
          <table:table-cell office:value-type="string" table:style-name="ce16">
            <text:p>x<text:span text:style-name="T5">Di</text:span></text:p>
          </table:table-cell>
          <table:table-cell office:value-type="string" table:style-name="ce16">
            <text:p>P<text:span text:style-name="T5">i</text:span>º (psia)</text:p>
          </table:table-cell>
          <table:table-cell office:value-type="string" table:style-name="ce16">
            <text:p>K<text:span text:style-name="T5">i</text:span></text:p>
          </table:table-cell>
          <table:table-cell office:value-type="string" table:style-name="ce34">
            <text:p>x<text:span text:style-name="T5">Di</text:span>/K<text:span text:style-name="T5">i</text:span></text:p>
          </table:table-cell>
          <table:table-cell office:value-type="string" table:style-name="ce35">
            <text:p>a<text:span text:style-name="T5">i</text:span>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3 (LK)</text:p>
          </table:table-cell>
          <table:table-cell office:value-type="float" office:value="0.90476190476190477" table:formula="of:=[.F16]" table:style-name="ce10">
            <text:p>0,9048</text:p>
          </table:table-cell>
          <table:table-cell office:value-type="float" office:value="4.0764355229881986" table:formula="of:=10^([.C9]-[.D9]/([.E9]+[.$D$33]))" table:style-name="ce24">
            <text:p>4,0764</text:p>
          </table:table-cell>
          <table:table-cell office:value-type="float" office:value="1.3588118409960661" table:formula="of:=[.D38]/[.$D$22]" table:style-name="ce36">
            <text:p>1,359</text:p>
          </table:table-cell>
          <table:table-cell office:value-type="float" office:value="0.66584782194617642" table:formula="of:=[.C38]/[.E38]" table:style-name="ce18">
            <text:p>0,6658</text:p>
          </table:table-cell>
          <table:table-cell office:value-type="float" office:value="4.7675243221851034" table:formula="of:=[.E38]/[.$E$39]" table:style-name="ce36">
            <text:p>4,76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16">
            <text:p>nC4 (HK)</text:p>
          </table:table-cell>
          <table:table-cell office:value-type="float" office:value="9.5238095238095233E-2" table:formula="of:=[.F17]" table:style-name="ce10">
            <text:p>0,0952</text:p>
          </table:table-cell>
          <table:table-cell office:value-type="float" office:value="0.85504241772170808" table:formula="of:=10^([.C10]-[.D10]/([.E10]+[.$D$33]))" table:style-name="ce24">
            <text:p>0,8550</text:p>
          </table:table-cell>
          <table:table-cell office:value-type="float" office:value="0.28501413924056934" table:formula="of:=[.D39]/[.$D$22]" table:style-name="ce36">
            <text:p>0,285</text:p>
          </table:table-cell>
          <table:table-cell office:value-type="float" office:value="0.33415217747393389" table:formula="of:=[.C39]/[.E39]" table:style-name="ce18">
            <text:p>0,3342</text:p>
          </table:table-cell>
          <table:table-cell office:value-type="float" office:value="1" table:formula="of:=[.E39]/[.$E$39]" table:style-name="ce36">
            <text:p>1,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16">
            <text:p>nC5</text:p>
          </table:table-cell>
          <table:table-cell office:value-type="float" office:value="0" table:formula="of:=[.F18]" table:style-name="ce10">
            <text:p>0,0000</text:p>
          </table:table-cell>
          <table:table-cell office:value-type="float" office:value="0.19066348019735943" table:formula="of:=10^([.C11]-[.D11]/([.E11]+[.$D$33]))" table:style-name="ce24">
            <text:p>0,1907</text:p>
          </table:table-cell>
          <table:table-cell office:value-type="float" office:value="6.355449339911981E-2" table:formula="of:=[.D40]/[.$D$22]" table:style-name="ce36">
            <text:p>0,064</text:p>
          </table:table-cell>
          <table:table-cell office:value-type="float" office:value="0" table:formula="of:=[.C40]/[.E40]" table:style-name="ce18">
            <text:p>0,0000</text:p>
          </table:table-cell>
          <table:table-cell office:value-type="float" office:value="0.22298715975447075" table:formula="of:=[.E40]/[.$E$39]" table:style-name="ce36">
            <text:p>0,2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16">
            <text:p>C6</text:p>
          </table:table-cell>
          <table:table-cell office:value-type="float" office:value="0" table:formula="of:=[.F19]" table:style-name="ce10">
            <text:p>0,0000</text:p>
          </table:table-cell>
          <table:table-cell office:value-type="float" office:value="4.5072339782572142E-2" table:formula="of:=10^([.C12]-[.D12]/([.E12]+[.$D$33]))" table:style-name="ce24">
            <text:p>0,0451</text:p>
          </table:table-cell>
          <table:table-cell office:value-type="float" office:value="1.5024113260857381E-2" table:formula="of:=[.D41]/[.$D$22]" table:style-name="ce36">
            <text:p>0,015</text:p>
          </table:table-cell>
          <table:table-cell office:value-type="float" office:value="0" table:formula="of:=[.C41]/[.E41]" table:style-name="ce18">
            <text:p>0,0000</text:p>
          </table:table-cell>
          <table:table-cell office:value-type="float" office:value="5.2713571687670248E-2" table:formula="of:=[.E41]/[.$E$39]" table:style-name="ce36">
            <text:p>0,053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65">
            <text:p>Cálculo de la temperatura de ebullición del residuo</text:p>
          </table:table-cell>
          <table:table-cell table:number-columns-repeated="1022" table:style-name="ce2"/>
          <table:table-cell table:number-columns-repeated="15360"/>
        </table:table-row>
        <table:table-row table:style-name="ro7">
          <table:table-cell/>
          <table:table-cell table:style-name="ce15"/>
          <table:table-cell table:number-columns-repeated="1022" table:style-name="ce2"/>
          <table:table-cell table:number-columns-repeated="15360"/>
        </table:table-row>
        <table:table-row table:style-name="ro3">
          <table:table-cell/>
          <table:table-cell table:style-name="ce67"/>
          <table:table-cell office:value-type="string" table:style-name="ce68">
            <text:p>Temperatura de burbulla =</text:p>
          </table:table-cell>
          <table:table-cell office:value-type="float" office:value="339.56668097346602" table:style-name="ce69">
            <text:p>339,57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/>
          <table:table-cell table:style-name="ce70"/>
          <table:table-cell office:value-type="string" table:style-name="ce71">
            <text:p>S<text:span text:style-name="T1">y</text:span><text:span text:style-name="T8">i</text:span><text:span text:style-name="T1"><text:s/></text:span>= S<text:span text:style-name="T1">x</text:span><text:span text:style-name="T8">Bi</text:span><text:span text:style-name="T1">K</text:span><text:span text:style-name="T8">i<text:s/></text:span><text:span text:style-name="T1">=</text:span></text:p>
          </table:table-cell>
          <table:table-cell office:value-type="float" office:value="1.0000000002923386" table:formula="of:=SUM([.F49:.F52])" table:style-name="ce56">
            <text:p>1,0000</text:p>
          </table:table-cell>
          <table:table-cell table:number-columns-repeated="1020" table:style-name="ce2"/>
          <table:table-cell table:number-columns-repeated="15360"/>
        </table:table-row>
        <table:table-row table:style-name="ro7">
          <table:table-cell/>
          <table:table-cell table:style-name="ce15"/>
          <table:table-cell table:number-columns-repeated="9" table:style-name="ce2"/>
          <table:table-cell table:style-name="ce1"/>
          <table:table-cell table:number-columns-repeated="16372"/>
        </table:table-row>
        <table:table-row table:style-name="ro6">
          <table:table-cell/>
          <table:table-cell office:value-type="string" table:style-name="ce40">
            <text:p>Componente</text:p>
          </table:table-cell>
          <table:table-cell office:value-type="string" table:style-name="ce42">
            <text:p>x<text:span text:style-name="T5">Bi</text:span></text:p>
          </table:table-cell>
          <table:table-cell office:value-type="string" table:style-name="ce42">
            <text:p>P<text:span text:style-name="T5">i</text:span>º (psia)</text:p>
          </table:table-cell>
          <table:table-cell office:value-type="string" table:style-name="ce42">
            <text:p>K<text:span text:style-name="T5">i</text:span></text:p>
          </table:table-cell>
          <table:table-cell office:value-type="string" table:style-name="ce42">
            <text:p>K<text:span text:style-name="T5">i</text:span>x<text:span text:style-name="T5">Bi</text:span></text:p>
          </table:table-cell>
          <table:table-cell office:value-type="string" table:style-name="ce53">
            <text:p>a<text:span text:style-name="T5">i</text:span></text:p>
          </table:table-cell>
          <table:table-cell table:number-columns-repeated="2" table:style-name="ce2"/>
          <table:table-cell table:number-columns-repeated="3" table:style-name="ce1"/>
          <table:table-cell table:number-columns-repeated="16372"/>
        </table:table-row>
        <table:table-row table:style-name="ro1">
          <table:table-cell/>
          <table:table-cell office:value-type="string" table:style-name="ce44">
            <text:p>C3 (LK)</text:p>
          </table:table-cell>
          <table:table-cell office:value-type="float" office:value="5.5865921787709499E-3" table:formula="of:=[.H16]" table:style-name="ce38">
            <text:p>0,0056</text:p>
          </table:table-cell>
          <table:table-cell office:value-type="float" office:value="24.170888749917076" table:formula="of:=10^([.C9]-[.D9]/([.$D$45]+[.E9]))" table:style-name="ce38">
            <text:p>24,1709</text:p>
          </table:table-cell>
          <table:table-cell office:value-type="float" office:value="8.0569629166390246" table:formula="of:=[.D49]/[.$D$22]" table:style-name="ce38">
            <text:p>8,0570</text:p>
          </table:table-cell>
          <table:table-cell office:value-type="float" office:value="4.5010966014743158E-2" table:formula="of:=[.E49]*[.C49]" table:style-name="ce52">
            <text:p>0,04501</text:p>
          </table:table-cell>
          <table:table-cell office:value-type="float" office:value="3.2417547655132761" table:formula="of:=[.E49]/[.$E$50]" table:style-name="ce54">
            <text:p>3,2418</text:p>
          </table:table-cell>
          <table:table-cell table:number-columns-repeated="2" table:style-name="ce2"/>
          <table:table-cell table:number-columns-repeated="3" table:style-name="ce1"/>
          <table:table-cell table:number-columns-repeated="16372"/>
        </table:table-row>
        <table:table-row table:style-name="ro1">
          <table:table-cell/>
          <table:table-cell office:value-type="string" table:style-name="ce46">
            <text:p>nC4 (HK)</text:p>
          </table:table-cell>
          <table:table-cell office:value-type="float" office:value="0.21229050279329609" table:formula="of:=[.H17]" table:style-name="ce38">
            <text:p>0,2123</text:p>
          </table:table-cell>
          <table:table-cell office:value-type="float" office:value="7.4561126606657524" table:formula="of:=10^([.C10]-[.D10]/([.$D$45]+[.E10]))" table:style-name="ce38">
            <text:p>7,4561</text:p>
          </table:table-cell>
          <table:table-cell office:value-type="float" office:value="2.485370886888584" table:formula="of:=[.D50]/[.$D$22]" table:style-name="ce38">
            <text:p>2,4854</text:p>
          </table:table-cell>
          <table:table-cell office:value-type="float" office:value="0.5276206352053977" table:formula="of:=[.E50]*[.C50]" table:style-name="ce52">
            <text:p>0,52762</text:p>
          </table:table-cell>
          <table:table-cell office:value-type="float" office:value="1" table:formula="of:=[.E50]/[.$E$50]" table:style-name="ce54">
            <text:p>1,0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46">
            <text:p>nC5</text:p>
          </table:table-cell>
          <table:table-cell office:value-type="float" office:value="0.33519553072625696" table:formula="of:=[.H18]" table:style-name="ce38">
            <text:p>0,3352</text:p>
          </table:table-cell>
          <table:table-cell office:value-type="float" office:value="2.5697450246533737" table:formula="of:=10^([.C11]-[.D11]/([.$D$45]+[.E11]))" table:style-name="ce38">
            <text:p>2,5697</text:p>
          </table:table-cell>
          <table:table-cell office:value-type="float" office:value="0.85658167488445791" table:formula="of:=[.D51]/[.$D$22]" table:style-name="ce38">
            <text:p>0,8566</text:p>
          </table:table-cell>
          <table:table-cell office:value-type="float" office:value="0.28712234912328194" table:formula="of:=[.E51]*[.C51]" table:style-name="ce52">
            <text:p>0,28712</text:p>
          </table:table-cell>
          <table:table-cell office:value-type="float" office:value="0.34464943618809574" table:formula="of:=[.E51]/[.$E$50]" table:style-name="ce54">
            <text:p>0,3446</text:p>
          </table:table-cell>
          <table:table-cell table:number-columns-repeated="1017" table:style-name="ce2"/>
          <table:table-cell table:number-columns-repeated="15360"/>
        </table:table-row>
        <table:table-row table:style-name="ro7">
          <table:table-cell/>
          <table:table-cell office:value-type="string" table:style-name="ce47">
            <text:p>C6</text:p>
          </table:table-cell>
          <table:table-cell office:value-type="float" office:value="0.44692737430167595" table:formula="of:=[.H19]" table:style-name="ce49">
            <text:p>0,4469</text:p>
          </table:table-cell>
          <table:table-cell office:value-type="float" office:value="0.94140161028209668" table:formula="of:=10^([.C12]-[.D12]/([.$D$45]+[.E12]))" table:style-name="ce49">
            <text:p>0,9414</text:p>
          </table:table-cell>
          <table:table-cell office:value-type="float" office:value="0.31380053676069891" table:formula="of:=[.D52]/[.$D$22]" table:style-name="ce49">
            <text:p>0,3138</text:p>
          </table:table-cell>
          <table:table-cell office:value-type="float" office:value="0.14024604994891571" table:formula="of:=[.E52]*[.C52]" table:style-name="ce55">
            <text:p>0,14025</text:p>
          </table:table-cell>
          <table:table-cell office:value-type="float" office:value="0.12625903780241962" table:formula="of:=[.E52]/[.$E$50]" table:style-name="ce56">
            <text:p>0,1263</text:p>
          </table:table-cell>
          <table:table-cell table:number-columns-repeated="1017" table:style-name="ce2"/>
          <table:table-cell table:number-columns-repeated="15360"/>
        </table:table-row>
        <table:table-row table:number-rows-repeated="2" table:style-name="ro3">
          <table:table-cell/>
          <table:table-cell table:number-columns-repeated="1023" table:style-name="ce2"/>
          <table:table-cell table:number-columns-repeated="15360"/>
        </table:table-row>
        <table:table-row table:style-name="ro4">
          <table:table-cell/>
          <table:table-cell table:style-name="ce2"/>
          <table:table-cell office:value-type="string" table:style-name="ce65">
            <text:p>N<text:span text:style-name="T9">mín</text:span>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/>
          <table:table-cell table:style-name="ce2"/>
          <table:table-cell office:value-type="string" table:style-name="ce58">
            <text:p>a<text:span text:style-name="T8">m<text:s/></text:span><text:span text:style-name="T1">=</text:span></text:p>
          </table:table-cell>
          <table:table-cell office:value-type="float" office:value="3.9313031797540128" table:formula="of:=([.G38]*[.G49])^0.5" table:style-name="ce59">
            <text:p>3,9313</text:p>
          </table:table-cell>
          <table:table-cell table:number-columns-repeated="1020" table:style-name="ce2"/>
          <table:table-cell table:number-columns-repeated="15360"/>
        </table:table-row>
        <table:table-row table:style-name="ro4">
          <table:table-cell/>
          <table:table-cell table:style-name="ce2"/>
          <table:table-cell office:value-type="string" table:style-name="ce60">
            <text:p>d<text:span text:style-name="T8">i<text:s/></text:span><text:span text:style-name="T1">= d</text:span><text:span text:style-name="T8">LK</text:span><text:span text:style-name="T1"><text:s/>=</text:span></text:p>
          </table:table-cell>
          <table:table-cell office:value-type="float" office:value="9.5" table:formula="of:=[.E16]" table:style-name="ce61">
            <text:p>9,50</text:p>
          </table:table-cell>
          <table:table-cell table:number-columns-repeated="1020" table:style-name="ce2"/>
          <table:table-cell table:number-columns-repeated="15360"/>
        </table:table-row>
        <table:table-row table:style-name="ro4">
          <table:table-cell/>
          <table:table-cell table:style-name="ce2"/>
          <table:table-cell office:value-type="string" table:style-name="ce60">
            <text:p>d<text:span text:style-name="T8">j<text:s/></text:span><text:span text:style-name="T1">= d</text:span><text:span text:style-name="T8">HK</text:span><text:span text:style-name="T1"><text:s/>=</text:span></text:p>
          </table:table-cell>
          <table:table-cell office:value-type="float" office:value="1" table:formula="of:=[.E17]" table:style-name="ce61">
            <text:p>1,00</text:p>
          </table:table-cell>
          <table:table-cell table:number-columns-repeated="1020" table:style-name="ce2"/>
          <table:table-cell table:number-columns-repeated="15360"/>
        </table:table-row>
        <table:table-row table:style-name="ro4">
          <table:table-cell/>
          <table:table-cell table:style-name="ce2"/>
          <table:table-cell office:value-type="string" table:style-name="ce60">
            <text:p>b<text:span text:style-name="T8">i<text:s/></text:span><text:span text:style-name="T1">= b</text:span><text:span text:style-name="T8">LK</text:span><text:span text:style-name="T1"><text:s/>=</text:span></text:p>
          </table:table-cell>
          <table:table-cell office:value-type="float" office:value="0.5" table:formula="of:=[.G16]" table:style-name="ce45">
            <text:p>0,5</text:p>
          </table:table-cell>
          <table:table-cell table:number-columns-repeated="1020" table:style-name="ce2"/>
          <table:table-cell table:number-columns-repeated="15360"/>
        </table:table-row>
        <table:table-row table:style-name="ro4">
          <table:table-cell/>
          <table:table-cell table:style-name="ce2"/>
          <table:table-cell office:value-type="string" table:style-name="ce60">
            <text:p>b<text:span text:style-name="T8">j<text:s/></text:span><text:span text:style-name="T1">= b</text:span><text:span text:style-name="T8">HK</text:span><text:span text:style-name="T1"><text:s/>=</text:span></text:p>
          </table:table-cell>
          <table:table-cell office:value-type="float" office:value="19" table:formula="of:=[.G17]" table:style-name="ce45">
            <text:p>19</text:p>
          </table:table-cell>
          <table:table-cell table:number-columns-repeated="1020" table:style-name="ce2"/>
          <table:table-cell table:number-columns-repeated="15360"/>
        </table:table-row>
        <table:table-row table:style-name="ro4">
          <table:table-cell/>
          <table:table-cell table:style-name="ce2"/>
          <table:table-cell office:value-type="string" table:style-name="ce62">
            <text:p>N<text:span text:style-name="T8">mín<text:s/></text:span>=</text:p>
          </table:table-cell>
          <table:table-cell office:value-type="float" office:value="4.301682133861342" table:formula="of:=LN([.D57]/[.D58]*[.D60]/[.D59])/LN([.D56])" table:style-name="ce63">
            <text:p>4,301682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64">
            <text:p>Nmin =</text:p>
          </table:table-cell>
          <table:table-cell office:value-type="float" office:value="5" table:formula="of:=INT([.D61])+1" table:style-name="ce51">
            <text:p>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table:style-name="ce2"/>
          <table:table-cell office:value-type="string" table:style-name="ce72">
            <text:p>d<text:span text:style-name="T8">r</text:span>/b<text:span text:style-name="T8">r<text:s/></text:span>=</text:p>
          </table:table-cell>
          <table:table-cell office:value-type="float" office:value="5.2631578947368418E-2" table:formula="of:=[.E17]/[.G17]" table:style-name="ce73">
            <text:p>0,05263157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6">
          <table:table-cell/>
          <table:table-cell office:value-type="string" table:style-name="ce40">
            <text:p>Componente</text:p>
          </table:table-cell>
          <table:table-cell office:value-type="string" table:style-name="ce41">
            <text:p>a<text:span text:style-name="T5">i (Tr destilado)</text:span></text:p>
          </table:table-cell>
          <table:table-cell office:value-type="string" table:style-name="ce41">
            <text:p>a<text:span text:style-name="T5">i (Tb residuo)</text:span></text:p>
          </table:table-cell>
          <table:table-cell office:value-type="string" table:style-name="ce41">
            <text:p>a<text:span text:style-name="T5">m</text:span></text:p>
          </table:table-cell>
          <table:table-cell office:value-type="string" table:style-name="ce42">
            <text:p>f<text:span text:style-name="T5">i</text:span></text:p>
          </table:table-cell>
          <table:table-cell office:value-type="string" table:style-name="ce42">
            <text:p>b<text:span text:style-name="T5">i</text:span><text:s/>calculado</text:p>
          </table:table-cell>
          <table:table-cell office:value-type="string" table:style-name="ce42">
            <text:p>d<text:span text:style-name="T5">i</text:span><text:s/>calculado</text:p>
          </table:table-cell>
          <table:table-cell office:value-type="string" table:style-name="ce43">
            <text:p>d<text:span text:style-name="T5">i</text:span><text:s/>+ b<text:span text:style-name="T5">i</text:span>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44">
            <text:p>C3 (LK)</text:p>
          </table:table-cell>
          <table:table-cell office:value-type="float" office:value="4.7675243221851034" table:formula="of:=[.G38]" table:style-name="ce37">
            <text:p>4,768</text:p>
          </table:table-cell>
          <table:table-cell office:value-type="float" office:value="3.2417547655132761" table:formula="of:=[.G49]" table:style-name="ce38">
            <text:p>3,2418</text:p>
          </table:table-cell>
          <table:table-cell office:value-type="float" office:value="3.9313031797540128" table:formula="of:=([.D67]*[.C67])^0.5" table:style-name="ce38">
            <text:p>3,9313</text:p>
          </table:table-cell>
          <table:table-cell office:value-type="float" office:value="10" table:formula="of:=[.C16]" table:style-name="ce39">
            <text:p>10</text:p>
          </table:table-cell>
          <table:table-cell table:number-columns-repeated="2" table:style-name="ce39"/>
          <table:table-cell table:style-name="ce45"/>
          <table:table-cell table:number-columns-repeated="16375"/>
        </table:table-row>
        <table:table-row table:style-name="ro1">
          <table:table-cell/>
          <table:table-cell office:value-type="string" table:style-name="ce46">
            <text:p>nC4 (HK)</text:p>
          </table:table-cell>
          <table:table-cell office:value-type="float" office:value="1" table:formula="of:=[.G39]" table:style-name="ce37">
            <text:p>1,000</text:p>
          </table:table-cell>
          <table:table-cell office:value-type="float" office:value="1" table:formula="of:=[.G50]" table:style-name="ce38">
            <text:p>1,0000</text:p>
          </table:table-cell>
          <table:table-cell office:value-type="float" office:value="1" table:formula="of:=([.D68]*[.C68])^0.5" table:style-name="ce38">
            <text:p>1,0000</text:p>
          </table:table-cell>
          <table:table-cell office:value-type="float" office:value="20" table:formula="of:=[.C17]" table:style-name="ce39">
            <text:p>20</text:p>
          </table:table-cell>
          <table:table-cell table:number-columns-repeated="2" table:style-name="ce39"/>
          <table:table-cell table:style-name="ce45"/>
          <table:table-cell table:number-columns-repeated="16375"/>
        </table:table-row>
        <table:table-row table:style-name="ro1">
          <table:table-cell/>
          <table:table-cell office:value-type="string" table:style-name="ce46">
            <text:p>nC5</text:p>
          </table:table-cell>
          <table:table-cell office:value-type="float" office:value="0.22298715975447075" table:formula="of:=[.G40]" table:style-name="ce37">
            <text:p>0,223</text:p>
          </table:table-cell>
          <table:table-cell office:value-type="float" office:value="0.34464943618809574" table:formula="of:=[.G51]" table:style-name="ce38">
            <text:p>0,3446</text:p>
          </table:table-cell>
          <table:table-cell office:value-type="float" office:value="0.27722265218874731" table:formula="of:=([.D69]*[.C69])^0.5" table:style-name="ce38">
            <text:p>0,2772</text:p>
          </table:table-cell>
          <table:table-cell office:value-type="float" office:value="30" table:formula="of:=[.C18]" table:style-name="ce39">
            <text:p>30</text:p>
          </table:table-cell>
          <table:table-cell table:number-columns-repeated="2" table:style-name="ce39"/>
          <table:table-cell table:style-name="ce45"/>
          <table:table-cell table:number-columns-repeated="16375"/>
        </table:table-row>
        <table:table-row table:style-name="ro7">
          <table:table-cell/>
          <table:table-cell office:value-type="string" table:style-name="ce47">
            <text:p>C6</text:p>
          </table:table-cell>
          <table:table-cell office:value-type="float" office:value="5.2713571687670248E-2" table:formula="of:=[.G41]" table:style-name="ce48">
            <text:p>0,053</text:p>
          </table:table-cell>
          <table:table-cell office:value-type="float" office:value="0.12625903780241962" table:formula="of:=[.G52]" table:style-name="ce49">
            <text:p>0,1263</text:p>
          </table:table-cell>
          <table:table-cell office:value-type="float" office:value="8.1581645242138345E-2" table:formula="of:=([.D70]*[.C70])^0.5" table:style-name="ce49">
            <text:p>0,0816</text:p>
          </table:table-cell>
          <table:table-cell office:value-type="float" office:value="40" table:formula="of:=[.C19]" table:style-name="ce50">
            <text:p>40</text:p>
          </table:table-cell>
          <table:table-cell table:number-columns-repeated="2" table:style-name="ce50"/>
          <table:table-cell table:style-name="ce51"/>
          <table:table-cell table:number-columns-repeated="16375"/>
        </table:table-row>
        <table:table-row table:style-name="ro3">
          <table:table-cell/>
          <table:table-cell table:number-columns-repeated="1023" table:style-name="ce2"/>
          <table:table-cell table:number-columns-repeated="15360"/>
        </table:table-row>
        <table:table-row table:number-rows-repeated="104850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  <style:font-face style:name="Liberation Sans" svg:font-family="&quot;Liberation Sans&quot;"/>
    <style:font-face style:name="Symbol" svg:font-family="Symbol"/>
    <style:font-face style:name="Adobe Song Std L" svg:font-family="&quot;Adobe Song Std 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5" number:min-decimal-places="5" number:min-integer-digits="1"/>
    </number:number-style>
    <number:number-style style:name="N39">
      <number:number number:decimal-places="3" number:min-decimal-places="3" number:min-integer-digits="1"/>
    </number:number-style>
    <number:number-style style:name="N40">
      <number:number number:decimal-places="6" number:min-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Anxo</meta:initial-creator>
    <dc:creator>Anxo Sánchez Bermúdez</dc:creator>
    <meta:creation-date>2021-11-07T14:43:34Z</meta:creation-date>
    <dc:date>2022-01-23T08:57:34Z</dc:date>
    <meta:editing-cycles>103</meta:editing-cycles>
    <meta:editing-duration>PT15544S</meta:editing-duration>
  </office:meta>
</office:document-meta>
</file>